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bbdc" officeooo:paragraph-rsid="0013bbd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13bbdc" officeooo:paragraph-rsid="0013bbdc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3bbdc" officeooo:paragraph-rsid="001b3cc7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officeooo:paragraph-rsid="00228f0c"/>
    </style:style>
    <style:style style:name="P5" style:family="paragraph" style:parent-style-name="Standard">
      <style:text-properties officeooo:paragraph-rsid="00245ea6"/>
    </style:style>
    <style:style style:name="P6" style:family="paragraph" style:parent-style-name="Standard">
      <style:text-properties fo:font-size="13pt" fo:font-weight="normal" officeooo:rsid="0013bbdc" officeooo:paragraph-rsid="0013bbdc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28ae39" officeooo:paragraph-rsid="0028ae39" style:font-size-asian="11.3500003814697pt" style:font-weight-asian="normal" style:font-size-complex="13pt" style:font-weight-complex="normal"/>
    </style:style>
    <style:style style:name="T1" style:family="text">
      <style:text-properties fo:font-size="13pt" fo:font-weight="bold" officeooo:rsid="0013bbdc" style:font-size-asian="11.3500003814697pt" style:font-weight-asian="bold" style:font-size-complex="13pt" style:font-weight-complex="bold"/>
    </style:style>
    <style:style style:name="T2" style:family="text">
      <style:text-properties fo:font-size="13pt" fo:font-weight="bold" officeooo:rsid="00228f0c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245ea6" style:font-size-asian="13pt" style:font-weight-asian="bold" style:font-size-complex="13pt" style:font-weight-complex="bold"/>
    </style:style>
    <style:style style:name="T4" style:family="text">
      <style:text-properties officeooo:rsid="002017e2"/>
    </style:style>
    <style:style style:name="T5" style:family="text">
      <style:text-properties officeooo:rsid="00228f0c"/>
    </style:style>
    <style:style style:name="T6" style:family="text">
      <style:text-properties officeooo:rsid="0025fbf4"/>
    </style:style>
    <style:style style:name="T7" style:family="text">
      <style:text-properties officeooo:rsid="0026fc17"/>
    </style:style>
    <style:style style:name="T8" style:family="text">
      <style:text-properties officeooo:rsid="0028a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<text:span text:style-name="T4">3</text:span> – <text:span text:style-name="T4">Polimorfismo, Classes Abstratas e Interfaces</text:span></text:p>
      <text:p text:style-name="P2">Nome: Marcos Vinicius dos Santos Sombra</text:p>
      <text:p text:style-name="P2"/>
      <text:p text:style-name="P2">Parte 1 – Interpretação de Código</text:p>
      <text:p text:style-name="P2"/>
      <text:p text:style-name="P4"><text:span text:style-name="T1">1. </text:span><text:span text:style-name="T2">Ao executar o código 4 o que deve acontecer?</text:span></text:p>
      <text:p text:style-name="P3">- <text:span text:style-name="T7">Vai executar o método descontar de ambos os funcionários. O método não imprime nada na tela.</text:span></text:p>
      <text:p text:style-name="P2"/>
      <text:p text:style-name="P5"><text:span text:style-name="T1">2. </text:span><text:span text:style-name="T3">Modifique o loop (for) do código 4, para que apenas seja usado o método descontar dos Analistas de Sistemas. Nenhuma instrução anterior ao loop (for) pode ser modificada.</text:span></text:p>
      <text:p text:style-name="P2">- <text:span text:style-name="T8">O for deve ficar algo como isso:</text:span></text:p>
      <text:p text:style-name="P2"/>
      <text:p text:style-name="P7"><text:tab/>for(Funcionario f : v)</text:p>
      <text:p text:style-name="P7"><text:tab/><text:tab/>if(f instanceof AnalistaDeSistemas)</text:p>
      <text:p text:style-name="P7"><text:tab/><text:tab/><text:tab/>f.descontar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9:25:42.914357151</meta:creation-date>
    <dc:date>2017-05-02T14:12:28.452313594</dc:date>
    <meta:editing-duration>PT2H13M5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2" meta:character-count="565" meta:non-whitespace-character-count="475"/>
  </office:meta>
</office:document-meta>
</file>